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30">
      <style:table-cell-properties fo:border="thin solid #000000" style:vertical-align="automatic"/>
    </style:style>
    <style:style style:name="ce12" style:family="table-cell" style:parent-style-name="Default" style:data-style-name="N30">
      <style:table-cell-properties fo:border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1">
            <text:p>10-16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12"/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12">
            <text:p>33-3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12">
            <text:p>32,68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2">
            <text:p>43,6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12">
            <text:p>38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12">
            <text:p>39-4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12"/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12">
            <text:p>119 lines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12"/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12"/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12">
            <text:p>2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12">
            <text:p>509-5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12">
            <text:p>43,67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12">
            <text:p>62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12">
            <text:p>76,92,205,224,355,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2">
            <text:p>508-513,521-52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2">
            <text:p>212-217, 496-50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12">
            <text:p>105-195,225-345,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12">
            <text:p>209,212,493,49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12">
            <text:p>54-5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12">
            <text:p>35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12">
            <text:p>73-50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style-name="ce9"/>
          <table:table-cell table:style-name="ce12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12">
            <text:p>84,207,234,366,48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12">
            <text:p>54-59,98-102,37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12">
            <text:p>241-49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12">
            <text:p>84-218,234-50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12">
            <text:p>67-70,521-531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12"/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RCC RCCD</meta:initial-creator>
    <dc:creator>Nellie</dc:creator>
    <meta:creation-date>2017-01-25T10:21:36Z</meta:creation-date>
    <dc:date>2019-04-13T20:50:15Z</dc:date>
    <meta:editing-cycles>10</meta:editing-cycles>
    <meta:editing-duration>PT3878S</meta:editing-duration>
  </office:meta>
</office:document-meta>
</file>